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color="#fffacd" draw:textarea-horizontal-align="justify" draw:textarea-vertical-align="middle" draw:auto-grow-height="false" fo:min-height="57.809cm" fo:min-width="57.559cm"/>
    </style:style>
    <style:style style:name="gr2" style:family="graphic" style:parent-style-name="standard">
      <style:graphic-properties draw:stroke="none" svg:stroke-width="0cm" draw:marker-start-width="3.11cm" draw:marker-end-width="3.11cm" draw:fill="solid" draw:fill-color="#696969" draw:opacity="100%" draw:textarea-horizontal-align="center" draw:textarea-vertical-align="middle" fo:padding-top="0.471cm" fo:padding-bottom="0.471cm" fo:padding-left="0.596cm" fo:padding-right="0.596cm"/>
    </style:style>
    <style:style style:name="gr3" style:family="graphic" style:parent-style-name="standard">
      <style:graphic-properties draw:stroke="none" svg:stroke-width="0cm" draw:marker-start-width="2.846cm" draw:marker-end-width="2.846cm" draw:fill="solid" draw:fill-color="#696969" draw:opacity="100%" draw:textarea-horizontal-align="center" draw:textarea-vertical-align="middle" fo:padding-top="0.471cm" fo:padding-bottom="0.471cm" fo:padding-left="0.596cm" fo:padding-right="0.596cm"/>
    </style:style>
    <style:style style:name="gr4" style:family="graphic" style:parent-style-name="standard">
      <style:graphic-properties draw:stroke="none" svg:stroke-width="0cm" draw:marker-start-width="1.258cm" draw:marker-end-width="1.258cm" draw:fill="solid" draw:fill-color="#696969" draw:opacity="100%" draw:textarea-horizontal-align="center" draw:textarea-vertical-align="middle" fo:padding-top="0.477cm" fo:padding-bottom="0.477cm" fo:padding-left="0.602cm" fo:padding-right="0.602cm"/>
    </style:style>
    <style:style style:name="P1" style:family="paragraph">
      <loext:graphic-properties draw:fill-color="#fffacd"/>
      <style:paragraph-properties fo:text-align="center"/>
    </style:style>
    <style:style style:name="P2" style:family="paragraph">
      <loext:graphic-properties draw:fill="solid" draw:fill-color="#696969" draw:opacity="100%"/>
      <style:paragraph-properties fo:text-align="center"/>
    </style:style>
  </office:automatic-styles>
  <office:body>
    <office:drawing>
      <draw:page draw:name="page1" draw:style-name="dp1" draw:master-page-name="Default">
        <draw:g>
          <draw:g>
            <draw:custom-shape draw:style-name="gr1" draw:text-style-name="P1" draw:layer="layout" svg:width="82.105cm" svg:height="82.105cm" svg:x="2.286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 draw:text-style-name="P2" draw:layer="layout" svg:width="58.291cm" svg:height="57.473cm" svg:x="13.589cm" svg:y="22.097cm" svg:viewBox="0 0 58292 57474" svg:d="M43657 8835l355-228-339 250 502-371c2 3 5 6 8 9 12 16 27 33 44 54 44 51 102 115 170 191 73 80 157 173 251 278 95 106 201 223 314 352 457 518 1040 1210 1617 2012 586 816 1164 1744 1600 2718 223 500 410 1012 542 1527 136 532 216 1067 222 1597 1 24 1 48 1 72 0 501-65 998-182 1483-114 476-280 941-484 1388-401 878-950 1688-1551 2376-603 692-1258 1261-1860 1658-320 211-628 375-907 488-155 62-303 109-441 141-161 37-310 55-447 55-126 0-243-15-351-42-81-9-166-27-253-56-96-31-197-76-302-136-164-94-344-228-534-403-323-297-687-719-1071-1234-726-974-1537-2287-2304-3653-760-1354-1476-2761-2025-3934-276-592-511-1126-686-1565-91-227-167-429-225-602-32-93-58-177-80-253-25-86-43-162-57-229-93-465-137-985-137-1542 0-2150 661-4885 1448-7081 396-1104 823-2071 1209-2764 102-182 202-347 297-491 104-156 205-290 300-400 120-139 237-244 342-316 80-56 158-96 232-124 110-42 216-60 315-60s193 17 283 51c85 32 167 78 243 143 3034 2574 7638 6933 11484 11412 1936 2255 3679 4541 4940 6647 644 1075 1163 2105 1522 3062 377 1005 579 1935 579 2759 0 159-7 315-22 466 48 256 73 554 73 891 0 555-68 1225-200 1983-128 734-316 1553-557 2433-476 1740-1159 3720-1990 5744-1665 4056-3924 8285-6281 11122-2230 2684-5055 5362-8156 7371-1566 1014-3203 1858-4869 2450-1690 599-3411 940-5122 940-990 0-1977-114-2953-357-3098-772-6410-2233-9635-4194-3208-1951-6330-4398-9066-7146-2746-2758-5103-5821-6776-8993-843-1600-1513-3227-1973-4858-464-1647-714-3297-714-4925 0-1225 141-2438 439-3629 297-1187 750-2353 1375-3486 1120-2278 3083-5335 5695-8059 1315-1372 2793-2659 4410-3722 1629-1071 3398-1915 5280-2395 814-273 1727-398 2675-398 1384 0 2846 264 4181 691 1344 430 2558 1027 3438 1678 1 0 1 1 2 1 0 0 1 0 1 1 831 608 1663 1422 2482 2400 800 956 1590 2071 2357 3301 1516 2434 2945 5323 4199 8322 2508 5995 4316 12428 4755 16530 8 74 12 147 12 220 0 184-25 364-72 542-46 170-113 338-202 502-159 297-390 586-688 863-525 490-1272 952-2172 1374-1698 797-3961 1470-6225 2009-2235 533-4471 937-6148 1211-419 68-802 128-1143 180-339 52-636 95-880 131-122 17-231 33-325 46-94 14-174 25-239 35-32 4-60 8-84 12-23 3-42 6-58 8-9 2-16 3-21 4l-112-611h-9l11 624c-4 0-8 0-12 0v-624 624c-10 0-19 0-26 0-20-1-37-2-50-4l73-620-73 620c-19-2-35-5-49-8-35-7-65-16-89-24l211-588-211 588c-29-11-54-22-76-34l287-554-287 554c-46-23-83-50-114-75l401-479-401 479c-66-56-112-116-145-175-25-46-44-94-57-142-14-53-22-107-22-162 0-33 3-521 525-617l103 562-103-562c12-3 31-6 55-9l96 616-96-616c18-3 41-7 67-11l91 618-91-618c26-3 55-8 88-12 65-10 146-21 240-35 94-13 202-28 323-46 242-35 535-78 871-129 337-52 716-111 1130-178 1653-270 3856-668 6060-1193 2176-519 4352-1159 5984-1925 764-359 1405-741 1851-1157 188-175 339-354 440-541 41-77 74-156 95-235 19-72 29-144 29-218 0-29-1-58-4-87-430-4016-2210-10312-4665-16182-1228-2933-2624-5761-4108-8142-734-1178-1488-2246-2255-3161-747-893-1505-1640-2264-2196-1 0-2-1-3-2-787-582-1876-1109-3079-1494-1213-388-2542-631-3800-631-815 0-1599 102-2297 339-16 6-31 10-48 14-1756 445-3405 1235-4924 2234-1538 1012-2944 2238-4195 3543-2515 2623-4406 5568-5483 7759-4 10-8 18-14 27-574 1040-990 2109-1263 3198-273 1092-402 2203-402 3326 0 1516 236 3053 668 4586 436 1549 1074 3095 1876 4615 1617 3067 3900 6027 6556 8694 2665 2677 5705 5060 8830 6960 3109 1891 6301 3305 9288 4049 876 219 1762 320 2651 320 1571 0 3152-317 4705-868 1577-560 3125-1361 4607-2321 2995-1940 5721-4529 7875-7121 2287-2753 4470-6862 6086-10798 810-1973 1477-3903 1941-5599 229-839 409-1619 531-2319 118-676 182-1273 182-1768 0-279-20-521-65-723-11-47-16-89-16-138 0-27 2-49 5-76 16-136 24-276 24-420 0-694-181-1474-499-2320-335-894-823-1855-1424-2859-1228-2053-2930-4279-4816-6476-3683-4289-8069-8466-11064-11034-48 61-97 130-148 207-80 119-162 256-247 408-360 645-755 1548-1123 2576-741 2066-1376 4637-1376 6660 0 468 35 905 113 1296 8 38 19 82 33 131 17 59 38 125 62 197 53 154 120 335 202 538 168 421 393 932 658 1501 537 1148 1239 2525 1983 3851 738 1315 1516 2580 2216 3517 329 442 637 807 915 1062 110 101 212 183 307 237 26 15 50 27 73 35 61 2 115 12 174 32 12 4 26 3 41 3 50 0 105-8 164-22 81-19 168-47 258-84 212-85 443-211 685-371 522-344 1086-838 1607-1436 525-601 1006-1307 1356-2074 171-375 310-764 407-1163 94-389 146-788 146-1190 0-19 0-37 0-56-5-433-72-869-183-1302-115-449-278-894-473-1329-401-896-934-1748-1474-2498-549-763-1105-1422-1540-1916-110-125-212-239-305-342-94-104-178-197-250-277-76-84-140-156-189-213-29-34-54-64-74-89-14-17-26-32-36-46-15-21-28-39-38-56z">
                  <text:p/>
                </draw:path>
                <draw:path draw:style-name="gr3" draw:text-style-name="P2" draw:layer="layout" svg:width="14.121cm" svg:height="2.903cm" svg:x="36.055cm" svg:y="50.776cm" svg:viewBox="0 0 14122 2904" svg:d="M624 2904c-115 0-212-26-312-84-99-57-171-129-228-228-58-100-84-197-84-312s26-213 84-312c57-100 129-171 228-229 75-43 147-67 233-78l11215-1436c121-26 238-50 350-72 239-46 458-84 654-110 215-28 406-43 569-43 82 0 158 4 228 11 92 9 169 34 249 80 99 58 171 129 228 229 58 99 84 197 84 312s-26 212-84 312c-57 100-129 171-228 228-76 44-147 68-233 79l-1608 206c-351 75-739 165-1155 261-1175 274-2574 601-4028 818-773 116-1417 189-1982 235-567 47-1054 67-1508 77-878 18-1632-5-2635 55-13 1-24 1-37 1z">
                  <text:p/>
                </draw:path>
              </draw:g>
              <draw:path draw:style-name="gr4" draw:text-style-name="P2" draw:layer="layout" svg:width="20.654cm" svg:height="18.751cm" svg:x="22.256cm" svg:y="8.001cm" svg:viewBox="0 0 20655 18752" svg:d="M20655 17518c0 115-26 213-83 313-58 99-129 171-229 228-19 11-36 20-56 29-513 230-1069 398-1653 507-570 106-1167 157-1772 157-1394 0-2835-269-4111-733-645-234-1248-518-1782-840-553-334-1033-710-1416-1116-1680-1780-7306-11462-9466-15121-1-2-2-4-3-6-58-99-84-197-84-312s26-212 84-312c57-99 129-171 228-228 100-58 197-84 312-84s213 26 312 84c9 5 17 9 25 15 2109 1352 5807 3280 9120 5140 1678 942 3258 1867 4492 2693 634 425 1179 825 1602 1188 226 194 420 379 577 553 182 201 318 391 410 565 1214 2299 2287 4671 3430 7006 44 90 63 175 63 274zM15362 10068c-392-337-897-705-1484-1099-1210-810-2762-1717-4408-2641-2403-1350-5007-2735-7069-3914 2541 4326 6668 11317 8060 12792 311 330 704 633 1153 904 469 283 998 530 1563 736 1144 415 2436 657 3685 657 527 0 1046-43 1543-136 263-49 519-111 766-189-1027-2124-2011-4271-3113-6357-51-96-131-199-232-310-126-140-282-287-464-443z">
                <text:p/>
              </draw:path>
              <draw:path draw:style-name="gr4" draw:text-style-name="P2" draw:layer="layout" svg:width="9.72cm" svg:height="15.459cm" svg:x="44.418cm" svg:y="10.231cm" svg:viewBox="0 0 9721 15460" svg:d="M312 15355c-99-57-171-129-228-228-58-100-84-197-84-312 0-31 2-56 6-87 232-1656 413-3320 695-4968 24-140 74-302 154-481 65-145 150-305 255-477 189-313 447-674 756-1068 591-754 1375-1639 2215-2554 1648-1794 3517-3706 4532-4950 50-62 103-107 172-146 99-58 197-84 312-84s212 26 312 84c99 57 171 129 228 228 58 100 84 197 84 312 0 48-4 88-15 135-590 2677-2101 9741-2774 11169-213 452-547 908-971 1334-403 405-887 785-1419 1110-530 324-1107 594-1694 784-605 195-1221 304-1811 304-162 0-322-8-479-24-91-10-166-35-246-81zM1338 14200c371-30 752-111 1126-232 495-160 980-388 1426-661 444-272 850-587 1186-925 315-317 569-651 727-986 507-1076 1487-5430 2172-8562-918 994-1986 2114-2974 3190-817 889-1579 1748-2152 2480-274 350-504 668-672 945-74 123-136 236-182 338-30 69-54 130-63 183-240 1403-407 2818-594 4230z">
                <text:p/>
              </draw:path>
            </draw:g>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88.194cm" fo:page-height="85.79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7-31T03:21:09.265199857</dc:date>
    <meta:editing-duration>PT13M25S</meta:editing-duration>
    <meta:editing-cycles>2</meta:editing-cycles>
    <meta:generator>LibreOffice/6.0.7.3$Linux_X86_64 LibreOffice_project/00m0$Build-3</meta:generator>
    <meta:document-statistic meta:object-count="9"/>
  </office:meta>
</office:document-meta>
</file>